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Tableau2" style:family="table">
      <style:table-properties style:width="16cm" fo:break-before="page" table:align="margins"/>
    </style:style>
    <style:style style:name="Tableau2.A" style:family="table-column">
      <style:table-column-properties style:column-width="7.5cm" style:rel-column-width="30719*"/>
    </style:style>
    <style:style style:name="Tableau2.B" style:family="table-column">
      <style:table-column-properties style:column-width="8.5cm" style:rel-column-width="34816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8" style:family="paragraph" style:parent-style-name="Standard"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line-height="100%" style:snap-to-layout-grid="false"/>
      <style:text-properties fo:color="#000000" style:font-name="Arial" fo:font-size="11pt" fo:language="zxx" fo:country="none" style:font-size-asian="11pt" style:language-asian="zxx" style:country-asian="none" style:font-size-complex="11pt"/>
    </style:style>
    <style:style style:name="P10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1" style:family="paragraph" style:parent-style-name="Standard"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line-height="0.388cm" style:snap-to-layout-grid="false"/>
    </style:style>
    <style:style style:name="P13" style:family="paragraph" style:parent-style-name="Standard">
      <style:paragraph-properties fo:line-height="100%" style:snap-to-layout-grid="false"/>
    </style:style>
    <style:style style:name="P14" style:family="paragraph" style:parent-style-name="Standard">
      <style:text-properties fo:color="#ff00ff" style:font-name="Arial" fo:font-size="11pt" style:font-size-asian="11pt" style:font-size-complex="11pt"/>
    </style:style>
    <style:style style:name="P15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8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Text_20_body_20_indent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ext_20_body_20_indent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text-position="0% 100%" style:font-name="Arial1" fo:font-size="11pt"/>
    </style:style>
    <style:style style:name="P2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text-position="0% 100%" style:font-name="Arial1"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8" style:family="paragraph" style:parent-style-name="Text_20_body">
      <style:text-properties style:font-name="Arial1" fo:font-size="11pt"/>
    </style:style>
    <style:style style:name="P2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top="0cm" fo:margin-bottom="0cm" loext:contextual-spacing="false" fo:background-color="transparent" style:shadow="none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00%" fo:background-color="transparent" style:shadow="none" style:snap-to-layout-grid="false">
        <style:background-image/>
      </style:paragraph-properties>
      <style:text-properties style:font-name="Arial" fo:font-size="11pt" style:font-size-asian="11pt" style:font-size-complex="11pt"/>
    </style:style>
    <style:style style:name="P32" style:family="paragraph" style:parent-style-name="Text_20_body">
      <style:paragraph-properties fo:margin-top="0cm" fo:margin-bottom="0cm" loext:contextual-spacing="false" fo:line-height="100%" fo:background-color="transparent" style:shadow="none" style:snap-to-layout-grid="false">
        <style:background-image/>
      </style:paragraph-properties>
      <style:text-properties fo:color="#000000"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font-name="Arial" fo:font-size="8pt" style:font-size-asian="8pt"/>
    </style:style>
    <style:style style:name="P35" style:family="paragraph" style:parent-style-name="Texte_20_de_20_saisie">
      <style:text-properties style:font-name="Arial" fo:font-size="11pt" style:font-size-asian="11pt" style:font-size-complex="11pt"/>
    </style:style>
    <style:style style:name="P36" style:family="paragraph" style:parent-style-name="Text_20_body">
      <style:paragraph-properties fo:margin-top="0cm" fo:margin-bottom="0.499cm" loext:contextual-spacing="false" fo:line-height="100%" fo:text-align="justify" style:justify-single-word="false" style:snap-to-layout-grid="false"/>
      <style:text-properties fo:color="#000000"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37" style:family="paragraph" style:parent-style-name="Standard" style:master-page-name="First_20_Page">
      <style:paragraph-properties fo:margin-top="0.199cm" fo:margin-bottom="0cm" loext:contextual-spacing="false" fo:line-height="100%" style:page-number="auto" style:text-autospace="none"/>
      <style:text-properties fo:color="#cccccc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T1" style:family="text">
      <style:text-properties style:text-position="super 58%" style:font-name="Arial1" fo:font-size="9pt"/>
    </style:style>
    <style:style style:name="T2" style:family="text">
      <style:text-properties style:font-name="Arial1"/>
    </style:style>
    <style:style style:name="T3" style:family="text">
      <style:text-properties style:font-name="Arial1" fo:font-size="9pt"/>
    </style:style>
    <style:style style:name="T4" style:family="text">
      <style:text-properties style:text-position="33% 80%" style:font-name="Arial1"/>
    </style:style>
    <style:style style:name="T5" style:family="text">
      <style:text-properties style:text-position="33% 80%" style:font-name="Arial1" fo:font-size="9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font-size-complex="11pt"/>
    </style:style>
    <style:style style:name="T8" style:family="text">
      <style:text-properties style:font-name="Arial" fo:font-size="9pt" style:font-size-asian="9pt" style:font-name-complex="Arial" style:font-size-complex="9pt"/>
    </style:style>
    <style:style style:name="T9" style:family="text">
      <style:text-properties style:font-name="Arial" fo:font-size="11pt" style:font-size-asian="11pt" style:font-name-complex="Arial" style:font-size-complex="11pt"/>
    </style:style>
    <style:style style:name="T10" style:family="text">
      <style:text-properties style:font-name="Arial" fo:font-size="8pt" style:font-size-asian="8pt"/>
    </style:style>
    <style:style style:name="T11" style:family="text">
      <style:text-properties style:font-name-asian="Times New Roman" style:font-name-complex="Arial"/>
    </style:style>
    <style:style style:name="T12" style:family="text">
      <style:text-properties fo:color="#000000" fo:language="zxx" fo:country="none" style:language-asian="zxx" style:country-asian="none"/>
    </style:style>
    <style:style style:name="T13" style:family="text">
      <style:text-properties fo:color="#000000" fo:language="zxx" fo:country="none" fo:font-weight="normal" style:language-asian="zxx" style:country-asian="none" style:font-weight-asian="normal" style:font-weight-complex="normal"/>
    </style:style>
    <style:style style:name="T14" style:family="text">
      <style:text-properties fo:color="#000000" style:font-name="Arial1" fo:font-size="8pt" fo:language="en" fo:country="GB" style:language-asian="zxx" style:country-asian="none"/>
    </style:style>
    <style:style style:name="T15" style:family="text">
      <style:text-properties fo:color="#000000" style:font-name="Arial1" fo:font-size="8pt" fo:language="en" fo:country="GB" style:font-size-asian="11pt" style:language-asian="zxx" style:country-asian="none" style:font-size-complex="11pt"/>
    </style:style>
    <style:style style:name="T16" style:family="text">
      <style:text-properties fo:color="#000000" style:font-name="Arial" fo:font-size="8pt" fo:language="zxx" fo:country="none" style:font-size-asian="8pt" style:language-asian="zxx" style:country-asian="none"/>
    </style:style>
    <style:style style:name="T17" style:family="text">
      <style:text-properties fo:color="#000000" style:font-name="Arial" fo:font-size="11pt" fo:language="zxx" fo:country="none" fo:font-weight="normal" style:letter-kerning="false" style:font-size-asian="11pt" style:language-asian="zxx" style:country-asian="none" style:font-weight-asian="normal" style:font-size-complex="11pt" style:font-weight-complex="normal"/>
    </style:style>
    <style:style style:name="T18" style:family="text">
      <style:text-properties fo:text-transform="lowercase"/>
    </style:style>
    <style:style style:name="T19" style:family="text">
      <style:text-properties fo:text-transform="capitalize"/>
    </style:style>
    <style:style style:name="T20" style:family="text">
      <style:text-properties style:text-underline-style="solid" style:text-underline-width="auto" style:text-underline-color="font-color" fo:font-weight="bold"/>
    </style:style>
    <style:style style:name="T21" style:family="text">
      <style:text-properties fo:language="fr" fo:country="FR" fo:background-color="transparent" loext:char-shading-value="0" style:language-asian="zxx" style:country-asian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orientation"/>
        <text:user-field-decl office:value-type="string" office:string-value="" text:name="structurereferente_pdo"/>
        <text:user-field-decl office:value-type="string" office:string-value="" text:name="structurereferente_typestructure"/>
        <text:user-field-decl office:value-type="string" office:string-value="" text:name="structurereferente_actif"/>
        <text:user-field-decl office:value-type="string" office:string-value="" text:name="propopdo_structurereferente_id"/>
        <text:user-field-decl office:value-type="string" office:string-value="" text:name="structureactuelle_lib_struc"/>
        <text:user-field-decl office:value-type="string" office:string-value="" text:name="structureactuelle_num_voie"/>
        <text:user-field-decl office:value-type="string" office:string-value="" text:name="structureactuelle_type_voie"/>
        <text:user-field-decl office:value-type="string" office:string-value="" text:name="structureactuelle_nom_voie"/>
        <text:user-field-decl office:value-type="string" office:string-value="" text:name="structureactuelle_code_postal"/>
        <text:user-field-decl office:value-type="string" office:string-value="" text:name="structureactuelle_ville"/>
        <text:user-field-decl office:value-type="string" office:string-value="" text:name="structureactuelle_numtel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7"/>
          </table:table-cell>
          <table:table-cell table:style-name="Tableau1.B1" office:value-type="string">
            <text:p text:style-name="P15"/>
          </table:table-cell>
        </table:table-row>
        <table:table-row table:style-name="Tableau1.2">
          <table:table-cell table:style-name="Tableau1.A1" office:value-type="string">
            <text:p text:style-name="P29"/>
          </table:table-cell>
          <table:table-cell table:style-name="Tableau1.B1" office:value-type="string">
            <text:p text:style-name="P16"><text:user-field-get text:name="personne_qual"/> <text:user-field-get text:name="personne_prenom"/> <text:user-field-get text:name="personne_nom"/></text:p>
          </table:table-cell>
        </table:table-row>
        <table:table-row table:style-name="Tableau1.3">
          <table:table-cell table:style-name="Tableau1.A1" office:value-type="string">
            <text:p text:style-name="P12"><text:span text:style-name="T10">Réf. : </text:span><text:span text:style-name="T16">BADA/SUSPENSION/</text:span><text:span text:style-name="T14">BADA/BV/FF/HP/CD/</text:span><text:span text:style-name="T15"><text:date style:data-style-name="N106" text:date-value="2015-03-31T11:31:31.077000251">2015</text:date></text:span></text:p>
            <text:p text:style-name="P5"><text:span text:style-name="T12"><text:s text:c="10"/>Matricule CAF : </text:span><text:span text:style-name="T12"><text:user-field-get text:name="dossier_matricule"/></text:span></text:p>
            <text:p text:style-name="P5"><text:text-input text:description="">Affaire suivie par : </text:text-input> <text:span text:style-name="T19"><text:user-field-get text:name="user_prenom">user_prenom</text:user-field-get></text:span> <text:bookmark-start text:name="Texte71"/><text:span text:style-name="T19"><text:user-field-get text:name="user_nom">user_nom</text:user-field-get></text:span><text:bookmark-end text:name="Texte71"/> </text:p>
            <text:p text:style-name="P5"><text:text-input text:description="">Tél. : </text:text-input> <text:user-field-get text:name="user_numtel">user_numtel</text:user-field-get></text:p>
            <text:p text:style-name="P6"/>
            <text:p text:style-name="P6"/>
            <text:p text:style-name="P6"/>
            <text:p text:style-name="P6"/>
            <text:p text:style-name="P2">Bobigny, le <text:date style:data-style-name="N76" text:date-value="2015-03-31T11:31:31.077000251">31 mars 2015</text:date></text:p>
          </table:table-cell>
          <table:table-cell table:style-name="Tableau1.B3" office:value-type="string">
            <text:p text:style-name="P7"><text:user-field-get text:name="adresse_numvoie"/> <text:span text:style-name="T19"><text:user-field-get text:name="adresse_typevoie"/></text:span><text:span text:style-name="T19"> </text:span><text:span text:style-name="T18"><text:user-field-get text:name="adresse_nomvoie"/></text:span></text:p>
            <text:p text:style-name="P7"><text:hidden-paragraph text:condition="ooow:adresse_compladr==&quot;&quot;" text:is-hidden="true"/><text:user-field-get text:name="adresse_compladr"/></text:p>
            <text:p text:style-name="P7"><text:hidden-paragraph text:condition="ooow:adresse_complideadr==&quot;&quot;" text:is-hidden="true"/><text:user-field-get text:name="adresse_complideadr"/></text:p>
            <text:p text:style-name="P8"><text:span text:style-name="T11"><text:user-field-get text:name="adresse_codepos"/></text:span><text:span text:style-name="T11"> <text:s/></text:span><text:user-field-get text:name="adresse_locaadr"/></text:p>
          </table:table-cell>
        </table:table-row>
      </table:table>
      <text:p text:style-name="P14"/>
      <text:p text:style-name="P10"/>
      <text:p text:style-name="P3"><text:conditional-text text:condition="ooow:personne_qual ==&quot;MR&quot;" text:string-value-if-true="Monsieur" text:string-value-if-false="Madame" text:current-value="true">Madame</text:conditional-text>, </text:p>
      <text:p text:style-name="P4"/>
      <text:p text:style-name="P23">Vous bénéficiez du Revenu de Solidarité Active (RSA). Je vous rappelle que tout bénéficiaire du RSA a pour obligation de s’engager dans un parcours d’insertion. </text:p>
      <text:p text:style-name="P22"/>
      <text:p text:style-name="P26">Pour cela, vous pouvez bénéficier d’un accompagnement et d’actions d’insertion que le Département a financés et mis en place afin d’aider les allocataires à élaborer et réaliser un projet d’insertion.</text:p>
      <text:p text:style-name="P26"/>
      <text:p text:style-name="P24"><text:span text:style-name="T2">La loi n°2008-1249 du 1</text:span><text:span text:style-name="T4">er</text:span><text:span text:style-name="T2"> décembre 2008 fait une obligation de s’engager dans ces démarches. Elle précise aussi que le non respect de cette obligation peut donner lieu à une suspension du versement de l’allocation.</text:span></text:p>
      <text:p text:style-name="P25"/>
      <text:p text:style-name="P11">Je vous invite donc à prendre contact dans les meilleurs délais avec la structure suivante, au sein de laquelle il vous sera désigné un référent :</text:p>
      <text:p text:style-name="P11"/>
      <text:p text:style-name="P19"><text:user-field-get text:name="structureactuelle_lib_struc"/></text:p>
      <text:p text:style-name="P19"><text:user-field-get text:name="structureactuelle_num_voie"/>, <text:user-field-get text:name="structureactuelle_type_voie"/> <text:user-field-get text:name="structureactuelle_nom_voie"/></text:p>
      <text:p text:style-name="P19"><text:user-field-get text:name="structureactuelle_code_postal"/> <text:user-field-get text:name="structureactuelle_ville"/></text:p>
      <text:p text:style-name="P19">Téléphone: <text:user-field-get text:name="structureactuelle_numtel"/></text:p>
      <text:p text:style-name="P18"/>
      <text:p text:style-name="P28">Ce service pourra vous apporter toute l’aide nécessaire pour faire le point sur votre situation, vous proposer les démarches et actions appropriées et vous aider à rédiger votre Contrat d’Engagement Réciproque (CER) <text:span text:style-name="T20">avant le </text:span><text:span text:style-name="T20"><text:date style:data-style-name="N37" text:date-value="2015-03-31T11:31:31.092999838" text:date-adjust="PT1488H00M00S">01/06/15</text:date></text:span><text:span text:style-name="T20">.</text:span></text:p>
      <text:p text:style-name="P17"/>
      <text:p text:style-name="P27">Je lui adresse une copie de la présente et me tiendrai informée des suites données.</text:p>
      <text:p text:style-name="P17"/>
      <text:p text:style-name="P17"><text:span text:style-name="T2">Dans l’espoir que ces informations pourront vous aider dans vos démarches, et dans l’attente de votre CER,</text:span> je vous prie d’agréer, <text:conditional-text text:condition="ooow:personne_qual ==&quot;MR&quot;" text:string-value-if-true="Monsieur" text:string-value-if-false="Madame" text:current-value="true">Madame</text:conditional-text>, l’expression de mes salutations distinguées.</text:p>
      <text:p text:style-name="P3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12"><text:span text:style-name="T10">Réf. : </text:span><text:span text:style-name="T16">BADA/SUSPENSION/</text:span><text:span text:style-name="T14">BADA/BV/FF/HP/CD/</text:span><text:span text:style-name="T15"><text:date style:data-style-name="N106" text:date-value="2015-03-31T11:31:31.107999882">2015</text:date></text:span></text:p>
            <text:p text:style-name="P5"><text:span text:style-name="T12">Matricule CAF : </text:span><text:span text:style-name="T12"><text:user-field-get text:name="dossier_matricule"/></text:span></text:p>
            <text:p text:style-name="P5"><text:text-input text:description="">Affaire suivie par : </text:text-input> <text:span text:style-name="T19"><text:user-field-get text:name="user_prenom">user_prenom</text:user-field-get></text:span> <text:bookmark-start text:name="Texte711"/><text:span text:style-name="T19"><text:user-field-get text:name="user_nom">user_nom</text:user-field-get></text:span><text:bookmark-end text:name="Texte711"/> </text:p>
            <text:p text:style-name="P5"><text:text-input text:description="">Tél. : </text:text-input> <text:user-field-get text:name="user_numtel">user_numtel</text:user-field-get></text:p>
            <text:p text:style-name="P6"/>
            <text:p text:style-name="P6"/>
            <text:p text:style-name="P6"/>
            <text:p text:style-name="P6"/>
            <text:p text:style-name="P6"/>
            <text:p text:style-name="P2"/>
            <text:p text:style-name="P34"/>
          </table:table-cell>
          <table:table-cell table:style-name="Tableau2.A1" office:value-type="string">
            <text:p text:style-name="P20"/>
            <text:p text:style-name="P20"/>
            <text:p text:style-name="P20"/>
            <text:p text:style-name="P21"><text:user-field-get text:name="structureactuelle_lib_struc"/></text:p>
            <text:p text:style-name="P21"><text:user-field-get text:name="structureactuelle_num_voie"/>, <text:user-field-get text:name="structureactuelle_type_voie"/> <text:user-field-get text:name="structureactuelle_nom_voie"/></text:p>
            <text:p text:style-name="P21"><text:user-field-get text:name="structureactuelle_code_postal"/> <text:user-field-get text:name="structureactuelle_ville"/></text:p>
            <text:p text:style-name="P19"/>
          </table:table-cell>
        </table:table-row>
      </table:table>
      <text:p text:style-name="P13"><text:span text:style-name="T17">Bobigny, le </text:span><text:span text:style-name="T21"><text:date style:data-style-name="N76" text:date-value="2015-03-31T11:31:31.124000097">31 mars 2015</text:date></text:span></text:p>
      <text:p text:style-name="P9"/>
      <text:p text:style-name="P36">Madame ou Monsieur le Responsable,</text:p>
      <text:p text:style-name="P32"/>
      <text:p text:style-name="P31"><text:span text:style-name="T13">La Caisse d’Allocations Familiales a attiré mon attention sur la situaion de </text:span><text:span text:style-name="T13"><text:conditional-text text:condition="ooow:personne_qual==&quot;MR&quot;" text:string-value-if-true="Monsieur" text:string-value-if-false="Madame" text:current-value="true">Madame</text:conditional-text></text:span><text:bookmark-start text:name="__DdeLink__750_651020457"/><text:span text:style-name="T13"> </text:span><text:span text:style-name="T13"><text:user-field-get text:name="personne_nom"/></text:span><text:span text:style-name="T13"> </text:span><text:span text:style-name="T13"><text:user-field-get text:name="personne_prenom"/></text:span><text:bookmark-end text:name="__DdeLink__750_651020457"/><text:span text:style-name="T13"> <text:s/>domiciliée à </text:span><text:span text:style-name="T13"><text:user-field-get text:name="adresse_locaadr"/></text:span><text:span text:style-name="T13">.</text:span></text:p>
      <text:p text:style-name="P30"/>
      <text:p text:style-name="P30">C’est pourquoi, en conformité avec la loi qui stipule que tout bénéficiaire du R.S.A. doit souscrire un contrat d’engagement réciproque, je lui ai demandé (copie du courrier ci-jointe) de se rapprocher de votre service afin d’effectuer cette démarche.</text:p>
      <text:p text:style-name="P30"/>
      <text:p text:style-name="P33">Je souhaiterais que vous puissiez la rencontrer afin de définir, avec elle, un projet d’insertion et l’aider à rédiger un contrat d’engagement réciproque.</text:p>
      <text:p text:style-name="P33"/>
      <text:p text:style-name="P33">Je vous serais très obligée de me tenir informée des suites données par <text:conditional-text text:condition="ooow:personne_qual==&quot;MR&quot;" text:string-value-if-true="Monsieur" text:string-value-if-false="Madame" text:current-value="true">Madame</text:conditional-text> <text:span text:style-name="T12"><text:user-field-get text:name="personne_nom"/></text:span><text:span text:style-name="T12"> </text:span><text:span text:style-name="T12"><text:user-field-get text:name="personne_prenom"/></text:span><text:span text:style-name="T12"> </text:span>et je reste à votre disposition pour tout échange sur ce dossier.</text:p>
      <text:p text:style-name="P33"/>
      <text:p text:style-name="P33">Je vous prie d’agréer, Madame ou Monsieur le Responsable, l’expression de mes salutations distinguée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text-position="super 58%" style:font-name="Arial1" fo:font-size="9pt"/>
    </style:style>
    <style:style style:name="MT2" style:family="text">
      <style:text-properties style:font-name="Arial1" fo:font-size="9pt"/>
    </style:style>
    <style:style style:name="MT3" style:family="text">
      <style:text-properties style:text-position="33% 80%" style:font-name="Arial1" fo:font-size="9pt"/>
    </style:style>
    <style:style style:name="MT4" style:family="text">
      <style:text-properties style:font-name="Arial" style:font-name-complex="Arial" style:font-size-complex="11pt"/>
    </style:style>
    <style:style style:name="MT5" style:family="text">
      <style:text-properties style:font-name="Arial" style:font-name-complex="Arial"/>
    </style:style>
    <style:style style:name="MT6" style:family="text">
      <style:text-properties style:font-name="Arial" fo:font-size="9pt" style:font-size-asian="9pt" style:font-name-complex="Arial" style:font-size-complex="9pt"/>
    </style:style>
    <style:style style:name="MT7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1</text:span><text:span text:style-name="MT2"> Selon l’Article L262-37 de la loi n° 2008-1249 du 1</text:span><text:span text:style-name="MT3">er</text:span><text:span text:style-name="MT2"> décembre 2008 </text:span></text:p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4">A</text:span></text:span><text:span text:style-name="MT5"> </text:span><text:span text:style-name="MT6">Article L. 262-29 du Code de l’action sociale et des familles</text:span></text:p>
        <text:p text:style-name="Footnote"><text:span text:style-name="Footnote_20_Symbol"><text:span text:style-name="MT7">B</text:span></text:span><text:span text:style-name="MT7"> </text:span><text:span text:style-name="MT6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6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1:31:30.812000000</dc:date>
    <dc:creator>linda baitech</dc:creator>
    <meta:editing-duration>PT10H39M42S</meta:editing-duration>
    <meta:editing-cycles>151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2" meta:image-count="0" meta:object-count="0" meta:page-count="2" meta:paragraph-count="37" meta:word-count="412" meta:character-count="2619" meta:non-whitespace-character-count="2206"/>
  </office:meta>
</office:document-meta>
</file>